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1.9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0c5dcb" style:font-name-asian="Droid Sans Fallback" style:font-size-asian="16pt" style:font-style-asian="italic" style:font-name-complex="FreeSans" style:font-size-complex="16pt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0c5dcb"/>
    </style:style>
    <style:style style:name="P3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c5dcb"/>
    </style:style>
    <style:style style:name="P4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c5dcb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c5dcb" style:font-size-asian="16pt" style:font-size-complex="16pt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c5dcb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c5dcb" style:font-size-asian="16pt" style:font-size-complex="16pt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c5dcb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c5dcb" style:font-size-asian="10pt" style:font-size-complex="10pt"/>
    </style:style>
    <style:style style:name="P10" style:family="paragraph" style:parent-style-name="Preformatted_20_Text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color="#000000" officeooo:paragraph-rsid="000c5dcb"/>
    </style:style>
    <style:style style:name="P11" style:family="paragraph" style:parent-style-name="Text_20_body">
      <style:paragraph-properties fo:margin-left="0cm" fo:margin-right="0cm" fo:margin-top="0.079cm" fo:margin-bottom="0.499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c5dcb" style:font-size-asian="10pt" style:font-size-complex="10pt"/>
    </style:style>
    <style:style style:name="P12" style:family="paragraph" style:parent-style-name="Text_20_body">
      <style:paragraph-properties fo:margin-left="0cm" fo:margin-right="0cm" fo:margin-top="0.079cm" fo:margin-bottom="0.499cm" style:contextual-spacing="false" fo:text-align="start" style:justify-single-word="false" fo:widows="1" fo:text-indent="0cm" style:auto-text-indent="false"/>
      <style:text-properties officeooo:paragraph-rsid="000c5dcb"/>
    </style:style>
    <style:style style:name="P13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officeooo:paragraph-rsid="000c5dcb"/>
    </style:style>
    <style:style style:name="P14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officeooo:rsid="00240e4e" officeooo:paragraph-rsid="000c5dcb"/>
    </style:style>
    <style:style style:name="P15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officeooo:paragraph-rsid="000c5dcb" style:font-size-asian="10pt" style:font-size-complex="10pt"/>
    </style:style>
    <style:style style:name="P16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paragraph-rsid="000c5dcb" style:font-size-asian="10pt" style:font-size-complex="10pt"/>
    </style:style>
    <style:style style:name="P17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6pt" fo:letter-spacing="normal" fo:font-style="normal" officeooo:paragraph-rsid="000c5dcb" style:font-size-asian="16pt" style:font-size-complex="16pt"/>
    </style:style>
    <style:style style:name="P18" style:family="paragraph" style:parent-style-name="Preformatted_20_Text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officeooo:paragraph-rsid="000c5dcb"/>
    </style:style>
    <style:style style:name="P19" style:family="paragraph" style:parent-style-name="List_20_Heading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fo:font-variant="normal" fo:text-transform="none" fo:color="#4e4e4e" style:font-name="Arial" fo:font-size="10pt" fo:letter-spacing="normal" fo:font-style="normal" fo:font-weight="bold" officeooo:paragraph-rsid="000c5dcb" style:font-size-asian="10pt" style:font-size-complex="10pt"/>
    </style:style>
    <style:style style:name="P20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officeooo:paragraph-rsid="000c5dcb"/>
    </style:style>
    <style:style style:name="P21" style:family="paragraph" style:parent-style-name="List_20_Contents">
      <style:paragraph-properties fo:margin-left="1.529cm" fo:margin-right="0cm" fo:margin-top="0.265cm" fo:margin-bottom="0.265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c5dcb" style:font-size-asian="10pt" style:font-size-complex="10pt"/>
    </style:style>
    <style:style style:name="P22" style:family="paragraph" style:parent-style-name="List_20_Contents">
      <style:paragraph-properties fo:margin-left="1.529cm" fo:margin-right="0cm" fo:margin-top="0.265cm" fo:margin-bottom="0.265cm" style:contextual-spacing="false" fo:text-align="start" style:justify-single-word="false" fo:widows="1" fo:text-indent="0cm" style:auto-text-indent="false"/>
      <style:text-properties officeooo:paragraph-rsid="000c5dcb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0c5dcb" style:font-name-asian="Droid Sans Fallback" style:font-size-asian="11pt" style:font-name-complex="FreeSans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000000" style:font-name="Monospace" fo:font-size="11pt" officeooo:rsid="001b6974" officeooo:paragraph-rsid="000c5dcb" style:font-name-asian="Droid Sans Fallback" style:font-size-asian="11pt" style:font-name-complex="FreeSans" style:font-size-complex="11pt"/>
    </style:style>
    <style:style style:name="P25" style:family="paragraph" style:parent-style-name="Standard">
      <style:paragraph-properties fo:text-align="justify" style:justify-single-word="false"/>
      <style:text-properties officeooo:paragraph-rsid="000c5dcb"/>
    </style:style>
    <style:style style:name="P26" style:family="paragraph" style:parent-style-name="Standard">
      <style:text-properties fo:font-size="11pt" officeooo:paragraph-rsid="000c5dcb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0c5dcb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1pt" officeooo:paragraph-rsid="001378a8" style:font-name-asian="Droid Sans Fallback" style:font-size-asian="11pt" style:font-name-complex="FreeSans" style:font-size-complex="11pt"/>
    </style:style>
    <style:style style:name="P29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c5dcb"/>
    </style:style>
    <style:style style:name="P30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c5dcb" style:font-size-asian="10pt"/>
    </style:style>
    <style:style style:name="P31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1" fo:font-size="9pt" fo:letter-spacing="normal" fo:font-style="normal" fo:font-weight="normal" officeooo:paragraph-rsid="000c5dcb"/>
    </style:style>
    <style:style style:name="P32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color="#353833" officeooo:paragraph-rsid="000c5dcb"/>
    </style:style>
    <style:style style:name="P33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1pt" fo:letter-spacing="normal" fo:font-style="normal" fo:font-weight="normal" style:font-size-asian="11pt" style:font-size-complex="11pt"/>
    </style:style>
    <style:style style:name="P34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0c5dcb" style:font-size-asian="11pt" style:font-size-complex="11pt"/>
    </style:style>
    <style:style style:name="P35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size="11pt" style:font-size-asian="11pt" style:font-size-complex="11pt"/>
    </style:style>
    <style:style style:name="P36" style:family="paragraph" style:parent-style-name="Heading_20_2">
      <style:paragraph-properties fo:text-align="justify" style:justify-single-word="false"/>
      <style:text-properties officeooo:paragraph-rsid="000c5dcb"/>
    </style:style>
    <style:style style:name="P37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paragraph-rsid="000c5dcb"/>
    </style:style>
    <style:style style:name="P38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e6c1b" officeooo:paragraph-rsid="000c5dcb" style:text-blinking="false" style:font-size-asian="10pt" style:font-size-complex="10pt"/>
    </style:style>
    <style:style style:name="P39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e6c1b" officeooo:paragraph-rsid="000c5dcb" style:text-blinking="false" style:font-size-asian="12pt" style:font-size-complex="12pt"/>
    </style:style>
    <style:style style:name="P40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6pt" fo:letter-spacing="normal" fo:font-style="normal" fo:font-weight="normal" officeooo:paragraph-rsid="000c5dcb" style:font-size-asian="16pt" style:font-size-complex="16pt"/>
    </style:style>
    <style:style style:name="P41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53833" fo:letter-spacing="normal" fo:font-style="normal" fo:font-weight="normal" officeooo:paragraph-rsid="000c5dcb"/>
    </style:style>
    <style:style style:name="P42" style:family="paragraph" style:parent-style-name="Preformatted_20_Text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paragraph-rsid="000c5dcb" style:font-size-asian="10pt" style:font-size-complex="10pt"/>
    </style:style>
    <style:style style:name="P43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c5dcb"/>
    </style:style>
    <style:style style:name="P44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c71d3"/>
    </style:style>
    <style:style style:name="P4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c5dcb" style:font-size-asian="16pt" style:font-size-complex="16pt"/>
    </style:style>
    <style:style style:name="P4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c5dcb"/>
    </style:style>
    <style:style style:name="P47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6pt" fo:letter-spacing="normal" fo:font-style="normal" officeooo:paragraph-rsid="000c5dcb" style:font-size-asian="16pt" style:font-size-complex="16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ans" fo:font-size="11pt" officeooo:paragraph-rsid="000c5dcb" style:font-name-asian="Droid Sans Fallback" style:font-size-asian="11pt" style:font-name-complex="FreeSans" style:font-size-complex="11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c5dcb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none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weight="bold" style:font-weight-asian="bold"/>
    </style:style>
    <style:style style:name="T9" style:family="text">
      <style:text-properties fo:color="#7f0055" style:font-name="Monospace" fo:font-weight="bold" officeooo:rsid="0022ef80" style:font-weight-asian="bold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font-variant="normal" fo:text-transform="none" fo:color="#353833" style:font-name="Arial" fo:letter-spacing="normal" fo:font-style="normal"/>
    </style:style>
    <style:style style:name="T12" style:family="text">
      <style:text-properties fo:font-variant="normal" fo:text-transform="none" fo:color="#353833" style:font-name="Arial" fo:letter-spacing="normal" fo:font-style="normal" officeooo:rsid="001202ec"/>
    </style:style>
    <style:style style:name="T13" style:family="text">
      <style:text-properties fo:font-variant="normal" fo:text-transform="none" fo:color="#353833" style:font-name="Arial" fo:letter-spacing="normal" fo:font-style="normal" officeooo:rsid="0017d995"/>
    </style:style>
    <style:style style:name="T14" style:family="text">
      <style:text-properties fo:font-variant="normal" fo:text-transform="none" fo:color="#353833" style:font-name="Arial" fo:letter-spacing="normal" fo:font-style="normal" officeooo:rsid="000c71d3"/>
    </style:style>
    <style:style style:name="T15" style:family="text">
      <style:text-properties fo:font-variant="normal" fo:text-transform="none" fo:color="#353833" style:font-name="Arial" fo:letter-spacing="normal" fo:font-style="normal" fo:font-weight="normal"/>
    </style:style>
    <style:style style:name="T16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17" style:family="text">
      <style:text-properties fo:font-variant="normal" fo:text-transform="none" fo:color="#353833" style:font-name="Arial" fo:font-size="9pt" fo:letter-spacing="normal" fo:font-style="normal" fo:font-weight="normal" officeooo:rsid="001c9027"/>
    </style:style>
    <style:style style:name="T18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353833" style:font-name="Arial" fo:font-size="10pt" fo:letter-spacing="normal" fo:font-style="normal" fo:font-weight="normal" officeooo:rsid="001c8a48" style:font-size-asian="10pt" style:font-size-complex="10pt"/>
    </style:style>
    <style:style style:name="T20" style:family="text">
      <style:text-properties fo:font-variant="normal" fo:text-transform="none" fo:color="#353833" style:font-name="Arial" fo:font-size="10pt" fo:letter-spacing="normal" fo:font-style="normal" fo:font-weight="normal" officeooo:rsid="00225ed5" style:font-size-asian="10pt" style:font-size-complex="10pt"/>
    </style:style>
    <style:style style:name="T21" style:family="text">
      <style:text-properties fo:font-variant="normal" fo:text-transform="none" fo:color="#353833" style:font-name="Arial" fo:font-size="10pt" fo:letter-spacing="normal" fo:font-style="normal" fo:font-weight="normal" officeooo:rsid="00240e4e" style:font-size-asian="10pt" style:font-size-complex="10pt"/>
    </style:style>
    <style:style style:name="T22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23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24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e0fa2" style:text-blinking="false"/>
    </style:style>
    <style:style style:name="T25" style:family="text">
      <style:text-properties fo:font-variant="normal" fo:text-transform="none" fo:color="#353833" fo:font-size="9pt" fo:letter-spacing="normal" fo:font-style="normal" fo:font-weight="normal" style:font-size-asian="16pt" style:font-style-asian="italic" style:font-size-complex="16pt" style:font-style-complex="italic"/>
    </style:style>
    <style:style style:name="T26" style:family="text">
      <style:text-properties fo:font-variant="normal" fo:text-transform="none" fo:color="#353833" fo:font-size="9pt" fo:letter-spacing="normal" fo:font-style="normal" fo:font-weight="normal" style:font-size-asian="9pt" style:font-size-complex="9pt"/>
    </style:style>
    <style:style style:name="T27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353833" fo:letter-spacing="normal" fo:font-style="normal" fo:font-weight="normal"/>
    </style:style>
    <style:style style:name="T29" style:family="text">
      <style:text-properties fo:font-variant="normal" fo:text-transform="none" fo:color="#353833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style:text-blinking="false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officeooo:rsid="001378a8" style:text-blinking="false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monospace" fo:font-size="11pt" fo:letter-spacing="normal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monospace" fo:font-size="11pt" fo:letter-spacing="normal" fo:font-style="normal" style:text-underline-style="none" fo:font-weight="normal" officeooo:rsid="001378a8" style:text-blinking="false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3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style:text-blinking="false" style:font-size-asian="16pt" style:font-style-asian="italic" style:font-size-complex="16pt" style:font-style-complex="italic"/>
    </style:style>
    <style:style style:name="T38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style:text-blinking="false" style:font-size-asian="9pt" style:font-size-complex="9pt"/>
    </style:style>
    <style:style style:name="T39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style:text-blinking="false"/>
    </style:style>
    <style:style style:name="T41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officeooo:rsid="00129aaf" style:text-blinking="false"/>
    </style:style>
    <style:style style:name="T42" style:family="text">
      <style:text-properties fo:font-variant="normal" fo:text-transform="none" fo:color="#4c6b87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3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style:text-blinking="false" style:font-size-asian="11pt" style:font-size-complex="11pt"/>
    </style:style>
    <style:style style:name="T44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officeooo:rsid="00129aaf" style:text-blinking="false" style:font-size-asian="11pt" style:font-size-complex="11pt"/>
    </style:style>
    <style:style style:name="T45" style:family="text">
      <style:text-properties fo:font-variant="normal" fo:text-transform="none" fo:color="#7f0055" style:font-name="Monospace" fo:font-size="11pt" fo:letter-spacing="normal" fo:font-style="normal" fo:font-weight="bold" style:font-size-asian="11pt" style:font-weight-asian="bold" style:font-size-complex="11pt"/>
    </style:style>
    <style:style style:name="T46" style:family="text">
      <style:text-properties fo:font-variant="normal" fo:text-transform="none" fo:color="#7f0055" style:font-name="Monospace" fo:font-size="11pt" fo:letter-spacing="normal" fo:font-style="normal" fo:font-weight="bold" officeooo:rsid="001f1c52" style:font-size-asian="11pt" style:font-weight-asian="bold" style:font-size-complex="11pt"/>
    </style:style>
    <style:style style:name="T47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 style:font-size-complex="10pt"/>
    </style:style>
    <style:style style:name="T48" style:family="text">
      <style:text-properties fo:font-variant="normal" fo:text-transform="none" fo:color="#7f0055" style:font-name="Monospace" fo:font-size="10pt" fo:letter-spacing="normal" fo:font-style="normal" fo:font-weight="bold" officeooo:rsid="0022ef80" style:font-size-asian="10pt" style:font-weight-asian="bold" style:font-size-complex="10pt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1f1c52"/>
    </style:style>
    <style:style style:name="T51" style:family="text">
      <style:text-properties fo:font-variant="normal" fo:text-transform="none" fo:letter-spacing="normal" fo:font-style="normal" fo:font-weight="normal" officeooo:rsid="001c5cef"/>
    </style:style>
    <style:style style:name="T5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53" style:family="text">
      <style:text-properties fo:font-variant="normal" fo:text-transform="none" fo:color="#4e4e4e" style:font-name="Arial" fo:font-size="10pt" fo:letter-spacing="normal" fo:font-style="normal" fo:font-weight="bold" style:font-size-asian="10pt" style:font-size-complex="10pt"/>
    </style:style>
    <style:style style:name="T54" style:family="text">
      <style:text-properties fo:font-variant="normal" fo:text-transform="none" fo:color="#0000ff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55" style:family="text">
      <style:text-properties fo:font-variant="normal" fo:text-transform="none" style:font-name="Ubuntu Medium" fo:font-size="9pt" fo:letter-spacing="normal" fo:font-style="normal" fo:font-weight="normal"/>
    </style:style>
    <style:style style:name="T56" style:family="text">
      <style:text-properties fo:font-variant="normal" fo:text-transform="none" style:font-name="Ubuntu Medium" fo:font-size="9pt" fo:letter-spacing="normal" fo:font-style="normal" fo:font-weight="normal" officeooo:rsid="0010fb9e"/>
    </style:style>
    <style:style style:name="T57" style:family="text">
      <style:text-properties fo:font-variant="normal" fo:text-transform="none" style:font-name="Ubuntu Medium" fo:font-size="9pt" fo:letter-spacing="normal" fo:font-style="normal" fo:font-weight="normal" officeooo:rsid="001b3c2c"/>
    </style:style>
    <style:style style:name="T58" style:family="text">
      <style:text-properties fo:color="#0000c0" style:font-name="Monospace" fo:font-size="10pt" style:font-size-asian="10pt"/>
    </style:style>
    <style:style style:name="T59" style:family="text">
      <style:text-properties fo:color="#0000c0" style:font-name="Monospace" fo:font-size="10pt" style:font-size-asian="10pt"/>
    </style:style>
    <style:style style:name="T60" style:family="text">
      <style:text-properties fo:color="#0000ff" style:font-name="Monospace" fo:font-size="10pt" style:font-size-asian="10pt"/>
    </style:style>
    <style:style style:name="T61" style:family="text">
      <style:text-properties fo:color="#0000ff" style:font-name="Monospace" fo:font-size="10pt" officeooo:rsid="00192d5d" style:font-size-asian="10pt"/>
    </style:style>
    <style:style style:name="T62" style:family="text">
      <style:text-properties fo:color="#0000ff" style:font-name="Monospace" fo:font-size="10pt" officeooo:rsid="0010fb9e" style:font-size-asian="10pt"/>
    </style:style>
    <style:style style:name="T63" style:family="text">
      <style:text-properties officeooo:rsid="001b3c2c"/>
    </style:style>
    <style:style style:name="T64" style:family="text">
      <style:text-properties fo:color="#4c6b87" style:text-line-through-style="none" style:text-line-through-type="none" fo:font-style="normal" style:text-underline-style="none" fo:font-weight="bold" style:text-blinking="false"/>
    </style:style>
    <style:style style:name="T65" style:family="text">
      <style:text-properties fo:color="#4c6b87" style:text-line-through-style="none" style:text-line-through-type="none" fo:font-style="normal" style:text-underline-style="none" fo:font-weight="bold" style:text-blinking="false" style:font-style-asian="normal" style:font-style-complex="normal"/>
    </style:style>
    <style:style style:name="T66" style:family="text">
      <style:text-properties fo:color="#4c6b87" style:text-line-through-style="none" style:text-line-through-type="none" style:text-underline-style="none" fo:font-weight="bold" style:text-blinking="false"/>
    </style:style>
    <style:style style:name="T67" style:family="text">
      <style:text-properties fo:color="#4c6b87" style:text-line-through-style="none" style:text-line-through-type="none" style:text-underline-style="none" fo:font-weight="bold" style:text-blinking="false" style:font-size-asian="16pt" style:font-style-asian="italic" style:font-size-complex="16pt" style:font-style-complex="italic"/>
    </style:style>
    <style:style style:name="T68" style:family="text">
      <style:text-properties fo:color="#4c6b87" style:text-line-through-style="none" style:text-line-through-type="none" fo:font-size="11pt" fo:font-style="normal" style:text-underline-style="none" fo:font-weight="bold" style:text-blinking="false" style:font-size-asian="11pt" style:font-size-complex="11pt"/>
    </style:style>
    <style:style style:name="T69" style:family="text">
      <style:text-properties fo:color="#4c6b87" style:text-line-through-style="none" style:text-line-through-type="none" fo:font-size="11pt" fo:font-style="normal" style:text-underline-style="none" fo:font-weight="bold" style:text-blinking="false" style:font-size-asian="11pt" style:font-style-asian="normal" style:font-size-complex="11pt" style:font-style-complex="normal"/>
    </style:style>
    <style:style style:name="T70" style:family="text">
      <style:text-properties fo:font-style="normal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officeooo:rsid="001c9027"/>
    </style:style>
    <style:style style:name="T73" style:family="text">
      <style:text-properties fo:color="#353833" fo:font-weight="normal"/>
    </style:style>
    <style:style style:name="T74" style:family="text">
      <style:text-properties style:text-line-through-style="none" style:text-line-through-type="none" style:text-underline-style="none" fo:font-weight="normal" style:text-blinking="false"/>
    </style:style>
    <style:style style:name="T75" style:family="text">
      <style:text-properties style:text-line-through-style="none" style:text-line-through-type="none" style:text-underline-style="none" fo:font-weight="normal" officeooo:rsid="001e6c1b" style:text-blinking="false"/>
    </style:style>
    <style:style style:name="T76" style:family="text">
      <style:text-properties style:text-line-through-style="none" style:text-line-through-type="none" style:text-underline-style="none" style:text-blinking="false"/>
    </style:style>
    <style:style style:name="T77" style:family="text">
      <style:text-properties style:text-line-through-style="none" style:text-line-through-type="none" style:text-underline-style="none" officeooo:rsid="0020a13d" style:text-blinking="false"/>
    </style:style>
    <style:style style:name="T78" style:family="text">
      <style:text-properties style:text-line-through-style="none" style:text-line-through-type="none" style:text-underline-style="none" officeooo:rsid="001e6c1b" style:text-blinking="false"/>
    </style:style>
    <style:style style:name="T79" style:family="text">
      <style:text-properties officeooo:rsid="001fea09"/>
    </style:style>
    <style:style style:name="T80" style:family="text">
      <style:text-properties officeooo:rsid="0020a13d"/>
    </style:style>
    <style:style style:name="T81" style:family="text">
      <style:text-properties officeooo:rsid="00240e4e"/>
    </style:style>
    <style:style style:name="T82" style:family="text">
      <style:text-properties officeooo:rsid="0010fb9e"/>
    </style:style>
    <style:style style:name="T83" style:family="text">
      <style:text-properties officeooo:rsid="00129aaf"/>
    </style:style>
    <style:style style:name="T84" style:family="text">
      <style:text-properties fo:font-size="11pt" fo:font-style="normal" style:font-size-asian="11pt" style:font-size-complex="11pt"/>
    </style:style>
    <style:style style:name="T85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<text:span text:style-name="T1">Class </text:span><text:span text:style-name="T2">CreateSnapshotRe</text:span><text:span text:style-name="T3">sult</text:span></text:h>
      <text:p text:style-name="P4"/>
      <text:p text:style-name="P3"><text:span text:style-name="T7">public</text:span><text:span text:style-name="T4"> </text:span><text:span text:style-name="T7">class</text:span><text:span text:style-name="T4"> </text:span><text:span text:style-name="T5">CreateSnapshotResult</text:span><text:span text:style-name="T4"> </text:span><text:span text:style-name="T7">extends</text:span><text:span text:style-name="T4"> JCSResult </text:span><text:span text:style-name="T7">implements</text:span><text:span text:style-name="T4"> Serializable, Cloneable</text:span></text:p>
      <text:p text:style-name="P3"/>
      <text:p text:style-name="P4"/>
      <text:p text:style-name="P5">Field Summary</text:p>
      <text:list xml:id="list2695502239246253254" text:style-name="L1">
        <text:list-item>
          <text:p text:style-name="P44"><text:span text:style-name="T11">Fields inherited from </text:span><text:span text:style-name="T12">JCS</text:span><text:span text:style-name="T13">Re</text:span><text:span text:style-name="T14">sult</text:span></text:p>
          <text:list>
            <text:list-item>
              <text:list>
                <text:list-header>
                  <text:p text:style-name="P44"><text:span text:style-name="T4">String </text:span><text:span text:style-name="T58">requestId</text:span><text:span text:style-name="T4">;</text:span></text:p>
                  <text:p text:style-name="P44"><text:span text:style-name="T4">String </text:span><text:span text:style-name="T58">xml</text:span><text:span text:style-name="T4">;</text:span></text:p>
                  <text:p text:style-name="P30"/>
                </text:list-header>
              </text:list>
            </text:list-item>
          </text:list>
        </text:list-item>
        <text:list-item>
          <text:p text:style-name="P43"><text:span text:style-name="T22">Fields in </text:span><text:span text:style-name="T23">CreateSnapshotRe</text:span><text:span text:style-name="T24">sult</text:span></text:p>
        </text:list-item>
      </text:list>
      <text:p text:style-name="P6"><text:tab/><text:tab/><text:span text:style-name="T7">private</text:span><text:span text:style-name="T4"> Snapshot </text:span><text:span text:style-name="T58">snapshot</text:span><text:span text:style-name="T4">;</text:span></text:p>
      <text:p text:style-name="P6"/>
      <text:p text:style-name="P7">Constructor Summary</text:p>
      <text:list xml:id="list8440813213397419893" text:style-name="L2">
        <text:list-item>
          <text:p text:style-name="P29"><text:span text:style-name="T61">CreateSnapshotRe</text:span><text:span text:style-name="T62">sult</text:span><text:span text:style-name="T60">()</text:span></text:p>
          <text:list>
            <text:list-header>
              <text:p text:style-name="P32"><text:span text:style-name="T55">Default constructor for CreateSnapshotRe</text:span><text:span text:style-name="T56">sult</text:span><text:span text:style-name="T55"> objec</text:span><text:span text:style-name="T57">t</text:span><text:span text:style-name="T55">.</text:span></text:p>
              <text:p text:style-name="P32"><text:span text:style-name="T55"/></text:p>
            </text:list-header>
          </text:list>
        </text:list-item>
      </text:list>
      <text:p text:style-name="P8">Method Summary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Modifier and Type</text:p>
          </table:table-cell>
          <table:table-cell table:style-name="Table1.B1" office:value-type="string">
            <text:p text:style-name="P23">Method and Description</text:p>
          </table:table-cell>
        </table:table-row>
        <table:table-row>
          <table:table-cell table:style-name="Table1.A2" office:value-type="string">
            <text:p text:style-name="P28"><text:span text:style-name="T31">Snapshot</text:span></text:p>
            <text:p text:style-name="P26"/>
          </table:table-cell>
          <table:table-cell table:style-name="Table1.B2" office:value-type="string">
            <text:p text:style-name="P27"><text:a xlink:type="simple" xlink:href="http://docs.aws.amazon.com/AWSJavaSDK/latest/javadoc/com/amazonaws/services/ec2/model/CreateSnapshotResult.html#getSnapshot--"><text:span text:style-name="Source_20_Text"><text:span text:style-name="T66">getSnapshot</text:span></text:span></text:a><text:span text:style-name="Source_20_Text">()</text:span></text:p>
            <text:p text:style-name="P33">Describes a snapshot.</text:p>
          </table:table-cell>
        </table:table-row>
        <table:table-row>
          <table:table-cell table:style-name="Table1.A2" office:value-type="string">
            <text:p text:style-name="P24">void</text:p>
            <text:p text:style-name="P48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sult.html#setSnapshot-com.amazonaws.services.ec2.model.Snapshot-"><text:span text:style-name="Source_20_Text"><text:span text:style-name="T43">setSn</text:span></text:span></text:a><text:a xlink:type="simple" xlink:href="http://docs.aws.amazon.com/AWSJavaSDK/latest/javadoc/com/amazonaws/services/ec2/model/CreateSnapshotResult.html#setSnapshot-com.amazonaws.services.ec2.model.Snapshot-"><text:span text:style-name="Source_20_Text"><text:span text:style-name="T44">a</text:span></text:span></text:a><text:a xlink:type="simple" xlink:href="http://docs.aws.amazon.com/AWSJavaSDK/latest/javadoc/com/amazonaws/services/ec2/model/CreateSnapshotResult.html#setSnapshot-com.amazonaws.services.ec2.model.Snapshot-"><text:span text:style-name="Source_20_Text"><text:span text:style-name="T43">pshot</text:span></text:span></text:a><text:span text:style-name="Source_20_Text"><text:span text:style-name="T29">(</text:span></text:span><text:span text:style-name="Source_20_Text"><text:span text:style-name="T43">Snapshot </text:span></text:span><text:span text:style-name="Source_20_Text"><text:span text:style-name="T29">snapshot)</text:span></text:span></text:p>
            <text:p text:style-name="P35"><text:span text:style-name="T15">Describes a snapshot.</text:span></text:p>
          </table:table-cell>
        </table:table-row>
        <table:table-row>
          <table:table-cell table:style-name="Table1.A2" office:value-type="string">
            <text:p text:style-name="P24">String</text:p>
            <text:p text:style-name="P48"/>
          </table:table-cell>
          <table:table-cell table:style-name="Table1.B2" office:value-type="string">
            <text:p text:style-name="P1"><text:a xlink:type="simple" xlink:href="http://docs.aws.amazon.com/AWSJavaSDK/latest/javadoc/com/amazonaws/services/ec2/model/CreateSnapshotRequest.html#toString--"><text:span text:style-name="Source_20_Text"><text:span text:style-name="T69">toString</text:span></text:span></text:a><text:span text:style-name="Source_20_Text"><text:span text:style-name="T85">()</text:span></text:span></text:p>
            <text:p text:style-name="P34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24">CreateSnapshotRe<text:span text:style-name="T83">sult</text:span></text:p>
            <text:p text:style-name="P48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sult.html#withSnapshot-com.amazonaws.services.ec2.model.Snapshot-"><text:span text:style-name="Source_20_Text"><text:span text:style-name="T43">withSnapshot</text:span></text:span></text:a><text:span text:style-name="Source_20_Text"><text:span text:style-name="T29">(</text:span></text:span><text:span text:style-name="Source_20_Text"><text:span text:style-name="T43">Snapshot </text:span></text:span><text:span text:style-name="Source_20_Text"><text:span text:style-name="T29">snapshot)</text:span></text:span></text:p>
            <text:p text:style-name="P33">Describes a snapshot.</text:p>
            <text:p text:style-name="P2"><text:span text:style-name="Source_20_Text"><text:span text:style-name="T29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6:58:20.354094947</meta:creation-date>
    <dc:date>2016-07-08T17:21:35.657187626</dc:date>
    <meta:editing-duration>PT20M14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81" meta:character-count="662" meta:non-whitespace-character-count="613"/>
  </office:meta>
</office:document-meta>
</file>